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Table1" style:family="table">
      <style:table-properties style:width="7.9014in" fo:margin-left="0in" fo:margin-top="0in" fo:margin-bottom="0in" table:align="left"/>
    </style:style>
    <style:style style:name="Table1.A" style:family="table-column">
      <style:table-column-properties style:column-width="3.9507in"/>
    </style:style>
    <style:style style:name="Table1.B" style:family="table-column">
      <style:table-column-properties style:column-width="3.9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3f3f3" fo:padding="0.0694in" fo:border="1pt solid #f3f3f3">
        <style:background-image/>
      </style:table-cell-properties>
    </style:style>
    <style:style style:name="Table2" style:family="table">
      <style:table-properties style:width="7.9014in" fo:margin-left="0in" fo:margin-top="0in" fo:margin-bottom="0in" table:align="left"/>
    </style:style>
    <style:style style:name="Table2.A" style:family="table-column">
      <style:table-column-properties style:column-width="1.1451in"/>
    </style:style>
    <style:style style:name="Table2.B" style:family="table-column">
      <style:table-column-properties style:column-width="4.1042in"/>
    </style:style>
    <style:style style:name="Table2.C" style:family="table-column">
      <style:table-column-properties style:column-width="2.652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3f3f3" fo:padding="0.0694in" fo:border="1pt solid #f3f3f3">
        <style:background-image/>
      </style:table-cell-properties>
    </style:style>
    <style:style style:name="Table3" style:family="table">
      <style:table-properties style:width="7.9014in" fo:margin-left="0in" fo:margin-top="0in" fo:margin-bottom="0in" table:align="left"/>
    </style:style>
    <style:style style:name="Table3.A" style:family="table-column">
      <style:table-column-properties style:column-width="1.1451in"/>
    </style:style>
    <style:style style:name="Table3.B" style:family="table-column">
      <style:table-column-properties style:column-width="4.1042in"/>
    </style:style>
    <style:style style:name="Table3.C" style:family="table-column">
      <style:table-column-properties style:column-width="2.652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3f3f3" fo:padding="0.0694in" fo:border="1pt solid #f3f3f3">
        <style:background-image/>
      </style:table-cell-properties>
    </style:style>
    <style:style style:name="Table4" style:family="table">
      <style:table-properties style:width="6.9271in" fo:margin-left="0.4694in" fo:margin-top="0in" fo:margin-bottom="0in" table:align="left"/>
    </style:style>
    <style:style style:name="Table4.A" style:family="table-column">
      <style:table-column-properties style:column-width="6.9271in"/>
    </style:style>
    <style:style style:name="Table4.1" style:family="table-row">
      <style:table-row-properties style:min-row-height="0.7083in" fo:keep-together="auto"/>
    </style:style>
    <style:style style:name="Table4.A1" style:family="table-cell">
      <style:table-cell-properties style:vertical-align="" fo:background-color="#f3f3f3" fo:padding="0.0694in" fo:border="1pt solid #f3f3f3">
        <style:background-image/>
      </style:table-cell-properties>
    </style:style>
    <style:style style:name="Table5" style:family="table">
      <style:table-properties style:width="6.9271in" fo:margin-left="0.4694in" fo:margin-top="0in" fo:margin-bottom="0in" table:align="left"/>
    </style:style>
    <style:style style:name="Table5.A" style:family="table-column">
      <style:table-column-properties style:column-width="6.9271in"/>
    </style:style>
    <style:style style:name="Table5.1" style:family="table-row">
      <style:table-row-properties style:min-row-height="0.3021in" fo:keep-together="auto"/>
    </style:style>
    <style:style style:name="Table5.A1" style:family="table-cell">
      <style:table-cell-properties style:vertical-align="" fo:background-color="#f3f3f3" fo:padding="0.0694in" fo:border="1pt solid #f3f3f3">
        <style:background-image/>
      </style:table-cell-properties>
    </style:style>
    <style:style style:name="Table5.2" style:family="table-row">
      <style:table-row-properties style:min-row-height="0.7604in" fo:keep-together="auto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text-properties style:font-name="Roboto" style:font-name-asian="Roboto1" style:font-name-complex="Roboto1"/>
    </style:style>
    <style:style style:name="P4" style:family="paragraph" style:parent-style-name="Standard">
      <style:paragraph-properties fo:margin-left="0.2in" fo:margin-right="0in" fo:margin-top="0in" fo:margin-bottom="0.139in" loext:contextual-spacing="false" fo:line-height="115%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.139in" loext:contextual-spacing="false" fo:line-height="115%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.139in" loext:contextual-spacing="false" fo:line-height="115%" fo:text-indent="0in" style:auto-text-indent="false"/>
      <style:text-properties style:font-name="Roboto" style:font-name-asian="Roboto1" style:font-name-complex="Roboto1"/>
    </style:style>
    <style:style style:name="P7" style:family="paragraph" style:parent-style-name="Standard">
      <style:paragraph-properties fo:margin-top="0in" fo:margin-bottom="0.139in" loext:contextual-spacing="false" fo:line-height="115%"/>
      <style:text-properties style:font-name="Roboto" style:font-name-asian="Roboto1" style:font-name-complex="Roboto1"/>
    </style:style>
    <style:style style:name="P8" style:family="paragraph" style:parent-style-name="Standard">
      <style:paragraph-properties fo:margin-left="0.4in" fo:margin-right="0in" fo:text-indent="0in" style:auto-text-indent="false"/>
    </style:style>
    <style:style style:name="P9" style:family="paragraph" style:parent-style-name="Standard">
      <style:paragraph-properties fo:margin-left="0.4in" fo:margin-right="0in" fo:text-indent="0in" style:auto-text-indent="false"/>
      <style:text-properties style:font-name="Roboto" style:font-name-asian="Roboto1" style:font-name-complex="Roboto1"/>
    </style:style>
    <style:style style:name="P10" style:family="paragraph" style:parent-style-name="Standard">
      <style:paragraph-properties fo:margin-left="0in" fo:margin-right="-0.1043in" fo:line-height="100%" fo:orphans="0" fo:widows="0" fo:text-indent="0in" style:auto-text-indent="false"/>
    </style:style>
    <style:style style:name="P11" style:family="paragraph" style:parent-style-name="Standard">
      <style:paragraph-properties fo:margin-top="0in" fo:margin-bottom="0in" loext:contextual-spacing="false" fo:line-height="115%"/>
    </style:style>
    <style:style style:name="P12" style:family="paragraph" style:parent-style-name="Standard">
      <style:paragraph-properties fo:margin-top="0in" fo:margin-bottom="0in" loext:contextual-spacing="false" fo:line-height="115%"/>
      <style:text-properties style:font-name="Roboto" style:font-name-asian="Roboto1" style:font-name-complex="Roboto1"/>
    </style:style>
    <style:style style:name="P13" style:family="paragraph" style:parent-style-name="Heading_20_2">
      <style:text-properties style:font-name="Roboto" fo:font-style="italic" fo:font-weight="normal" style:font-name-asian="Roboto1" style:font-style-asian="italic" style:font-weight-asian="normal" style:font-name-complex="Roboto1"/>
    </style:style>
    <style:style style:name="P14" style:family="paragraph" style:parent-style-name="Heading_20_2">
      <style:paragraph-properties fo:margin-top="0in" fo:margin-bottom="0.139in" loext:contextual-spacing="false" fo:line-height="115%"/>
    </style:style>
    <style:style style:name="P15" style:family="paragraph" style:parent-style-name="Heading_20_2">
      <style:paragraph-properties fo:margin-left="0in" fo:margin-right="0in" fo:text-indent="0in" style:auto-text-indent="false"/>
    </style:style>
    <style:style style:name="P16" style:family="paragraph" style:parent-style-name="Heading_20_3">
      <style:text-properties style:font-name="Roboto" fo:font-style="normal" style:font-name-asian="Roboto1" style:font-style-asian="normal" style:font-name-complex="Roboto1"/>
    </style:style>
    <style:style style:name="P17" style:family="paragraph" style:parent-style-name="Heading_20_3">
      <style:paragraph-properties fo:margin-left="0in" fo:margin-right="0in" fo:text-indent="0in" style:auto-text-indent="false"/>
    </style:style>
    <style:style style:name="P18" style:family="paragraph" style:parent-style-name="Heading_20_3">
      <style:paragraph-properties fo:margin-left="0.2in" fo:margin-right="0in" fo:margin-top="0in" fo:margin-bottom="0.139in" loext:contextual-spacing="false" fo:line-height="115%" fo:text-indent="0in" style:auto-text-indent="false"/>
    </style:style>
    <style:style style:name="P19" style:family="paragraph" style:parent-style-name="Title" style:master-page-name="Standard">
      <style:paragraph-properties fo:margin-left="0in" fo:margin-right="0in" fo:margin-top="0in" fo:margin-bottom="0.139in" loext:contextual-spacing="false" fo:line-height="115%" fo:text-align="center" style:justify-single-word="false" fo:text-indent="0in" style:auto-text-indent="false" style:page-number="1" fo:padding="0in" fo:border="none"/>
    </style:style>
    <style:style style:name="P20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Roboto" fo:font-size="30pt" style:font-name-asian="Roboto1" style:font-size-asian="30pt" style:font-name-complex="Roboto1" style:font-size-complex="30pt"/>
    </style:style>
    <style:style style:name="T2" style:family="text">
      <style:text-properties style:font-name="Roboto" style:font-name-asian="Roboto1" style:font-name-complex="Roboto1"/>
    </style:style>
    <style:style style:name="T3" style:family="text">
      <style:text-properties style:font-name="Roboto" fo:font-style="italic" fo:font-weight="normal" style:font-name-asian="Roboto1" style:font-style-asian="italic" style:font-weight-asian="normal" style:font-name-complex="Roboto1"/>
    </style:style>
    <style:style style:name="T4" style:family="text">
      <style:text-properties style:font-name="Roboto" fo:font-weight="bold" style:font-name-asian="Roboto1" style:font-weight-asian="bold" style:font-name-complex="Roboto1"/>
    </style:style>
    <style:style style:name="T5" style:family="text">
      <style:text-properties style:font-name="Ubuntu" fo:font-weight="normal" style:font-name-asian="Ubuntu1" style:font-weight-asian="normal" style:font-name-complex="Ubuntu1"/>
    </style:style>
    <style:style style:name="T6" style:family="text">
      <style:text-properties style:font-name="Consolas" style:font-name-asian="Consolas1" style:font-name-complex="Consolas1"/>
    </style:style>
    <style:style style:name="T7" style:family="text">
      <style:text-properties style:font-name="Consolas" fo:font-weight="bold" style:font-name-asian="Consolas1" style:font-weight-asian="bold" style:font-name-complex="Consolas1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139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1n0w0xhiau3o"/><text:span text:style-name="T1">Malware Report</text:span></text:p>
      <text:p text:style-name="Heading_20_1"><text:bookmark text:name="_xt1jnzw90eoo"/><text:span text:style-name="T2">Executive Summary</text:span></text:p>
      <text:p text:style-name="P17"><text:bookmark text:name="_1hyl97pspiw2"/><text:span text:style-name="T2">Installation</text:span></text:p>
      <text:p text:style-name="P4"><text:span text:style-name="T2">This malware is a standalone executable. It might be dropped via a drive by download, manually installed on the computer, or act as a payload.</text:span></text:p>
      <text:p text:style-name="P14"><text:bookmark text:name="_rxoy4t7m8z8o"/><text:span text:style-name="T3">Behavior</text:span></text:p>
      <text:p text:style-name="P4"><text:span text:style-name="T2">This malware waits until january 1, 2100 and then attempts a DDOS attack on malwareanalysisbook.com</text:span></text:p>
      <text:p text:style-name="Heading_20_2"><text:bookmark text:name="_elvcie9i76m7"/><text:span text:style-name="T3">Persistence</text:span></text:p>
      <text:p text:style-name="P4"><text:span text:style-name="T2">The malware sets itself up as a service named MalService.</text:span></text:p>
      <text:p text:style-name="Heading_20_2"><text:bookmark text:name="_oj1bub228vew"/><text:span text:style-name="T3">Removal</text:span></text:p>
      <text:p text:style-name="P4"><text:span text:style-name="T2">This malware can be detected using a mutext named HGL345 and the service Malservice. It can then be removed by uninstalling the service and rebooting.</text:span></text:p>
      <text:p text:style-name="P5"><draw:rect text:anchor-type="as-char" style:rel-width="100%" draw:z-index="0" draw:style-name="gr1" draw:text-style-name="P20" svg:width="0.0012in" svg:height="0.0213in"><text:p/></draw:rect></text:p>
      <text:p text:style-name="Heading_20_1"><text:bookmark text:name="_4u09ugn4ales"/><text:span text:style-name="T2">General Information</text:span></text:p>
      <text:p text:style-name="Heading_20_2"><text:bookmark text:name="_jy49qdjw5skx"/><text:span text:style-name="T3">File Information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4">Field</text:span></text:p>
          </table:table-cell>
          <table:table-cell table:style-name="Table1.A1" office:value-type="string">
            <text:p text:style-name="P2"><text:span text:style-name="T4">Data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Filename</text:span></text:p>
          </table:table-cell>
          <table:table-cell table:style-name="Table1.A1" office:value-type="string">
            <text:p text:style-name="P2"><text:span text:style-name="T2">/home/chase/github/r2report/hashmenot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File size</text:span></text:p>
          </table:table-cell>
          <table:table-cell table:style-name="Table1.A1" office:value-type="string">
            <text:p text:style-name="P2"><text:span text:style-name="T2">13376 bytes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MD5</text:span></text:p>
          </table:table-cell>
          <table:table-cell table:style-name="Table1.A1" office:value-type="string">
            <text:p text:style-name="P2"><text:span text:style-name="T2">460bd4b9539e3e2b74c484814814b3a1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SHA1</text:span></text:p>
          </table:table-cell>
          <table:table-cell table:style-name="Table1.A1" office:value-type="string">
            <text:p text:style-name="P2"><text:span text:style-name="T2">9448588b4291a46ce4c59e762a12b2a229c33163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SHA256</text:span></text:p>
          </table:table-cell>
          <table:table-cell table:style-name="Table1.A1" office:value-type="string">
            <text:p text:style-name="P2"><text:span text:style-name="T2">5fe7baf9ff2f61f11b897af288c6903a401b00b3807a09cd3e280c784df374bd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Architecture</text:span></text:p>
          </table:table-cell>
          <table:table-cell table:style-name="Table1.A1" office:value-type="string">
            <text:p text:style-name="P2"><text:span text:style-name="T2">5fe7baf9ff2f61f11b897af288c6903a401b00b3807a09cd3e280c784df374bd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Compiler</text:span></text:p>
          </table:table-cell>
          <table:table-cell table:style-name="Table1.A1" office:value-type="string">
            <text:p text:style-name="P2"><text:span text:style-name="T2">GCC: (Ubuntu 5.4.0-6ubuntu1~16.04.4) 5.4.0 20160609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Statically Linked</text:span></text:p>
          </table:table-cell>
          <table:table-cell table:style-name="Table1.A1" office:value-type="string">
            <text:p text:style-name="P2"><text:span text:style-name="T2">False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Stripped</text:span></text:p>
          </table:table-cell>
          <table:table-cell table:style-name="Table1.A1" office:value-type="string">
            <text:p text:style-name="P2"><text:span text:style-name="T2">False</text:span></text:p>
          </table:table-cell>
        </table:table-row>
      </table:table>
      <text:p text:style-name="P13"><text:bookmark text:name="_ba4j5i8v44ys"/></text:p>
      <text:p text:style-name="Heading_20_2"><text:bookmark text:name="_ct5o18n7as3f"/><text:span text:style-name="T3">Important Strings</text:span></text:p>
      <table:table table:name="Table2" table:style-name="Table2"><table:table-column table:style-name="Table2.A"/><table:table-column table:style-name="Table2.B"/><table:table-column table:style-name="Table2.C"/><text:soft-page-break/><table:table-row table:style-name="Table2.1"><table:table-cell table:style-name="Table2.A1" office:value-type="string"><text:p text:style-name="P2"><text:span text:style-name="T4">Address</text:span></text:p></table:table-cell><table:table-cell table:style-name="Table2.A1" office:value-type="string"><text:p text:style-name="P2"><text:span text:style-name="T4">String</text:span></text:p></table:table-cell><table:table-cell table:style-name="Table2.A1" office:value-type="string"><text:p text:style-name="P2"><text:span text:style-name="T4">Description</text:span></text:p></table:table-cell></table:table-row><table:table-row table:style-name="Table2.1"><table:table-cell table:style-name="Table2.A1" office:value-type="string"><text:p text:style-name="P2"><text:span text:style-name="T2">0x400c78</text:span></text:p></table:table-cell><table:table-cell table:style-name="Table2.A1" office:value-type="string"><text:p text:style-name="P2"><text:span text:style-name="T2">Verify yourself: 
<text:tab/></text:span></text:p></table:table-cell><table:table-cell table:style-name="Table2.A1" office:value-type="string"><text:p text:style-name="P2"><text:span text:style-name="T2">string</text:span></text:p></table:table-cell></table:table-row>
&gt;<table:table-row table:style-name="Table2.1"><table:table-cell table:style-name="Table2.A1" office:value-type="string"><text:p text:style-name="P2"><text:span text:style-name="T2">0x400c8a</text:span></text:p></table:table-cell><table:table-cell table:style-name="Table2.A1" office:value-type="string"><text:p text:style-name="P2"><text:span text:style-name="T2">
Verification rejected!
<text:tab/></text:span></text:p></table:table-cell><table:table-cell table:style-name="Table2.A1" office:value-type="string"><text:p text:style-name="P2"><text:span text:style-name="T2">string</text:span></text:p></table:table-cell></table:table-row>
&gt;</table:table>
      <text:p text:style-name="P7"/>
      <text:p text:style-name="Heading_20_2"><text:bookmark text:name="_p6jsn6o7aqk4"/><text:span text:style-name="T3">Important Imports</text:span></text:p>
      <table:table table:name="Table3" table:style-name="Table3"><table:table-column table:style-name="Table3.A"/><table:table-column table:style-name="Table3.B"/><table:table-column table:style-name="Table3.C"/><table:table-row table:style-name="Table3.1"><table:table-cell table:style-name="Table3.A1" office:value-type="string"><text:p text:style-name="P2"><text:span text:style-name="T4">Address</text:span></text:p></table:table-cell><table:table-cell table:style-name="Table3.A1" office:value-type="string"><text:p text:style-name="P2"><text:span text:style-name="T4">String</text:span></text:p></table:table-cell><table:table-cell table:style-name="Table3.A1" office:value-type="string"><text:p text:style-name="P2"><text:span text:style-name="T4">XRefs</text:span></text:p></table:table-cell></table:table-row><table:table-row table:style-name="Table3.1"><table:table-cell table:style-name="Table3.A1" office:value-type="string"><text:p text:style-name="P2"><text:span text:style-name="T2">0x400720</text:span></text:p></table:table-cell><table:table-cell table:style-name="Table3.A1" office:value-type="string"><text:p text:style-name="P2"><text:span text:style-name="T2">strlen</text:span></text:p></table:table-cell><table:table-cell table:style-name="Table3.A1" office:value-type="string"><text:p text:style-name="P2"><text:span text:style-name="T2">main</text:span></text:p></table:table-cell></table:table-row>
&gt;<table:table-row table:style-name="Table3.1"><table:table-cell table:style-name="Table3.A1" office:value-type="string"><text:p text:style-name="P2"><text:span text:style-name="T2">0x400760</text:span></text:p></table:table-cell><table:table-cell table:style-name="Table3.A1" office:value-type="string"><text:p text:style-name="P2"><text:span text:style-name="T2">strncat</text:span></text:p></table:table-cell><table:table-cell table:style-name="Table3.A1" office:value-type="string"><text:p text:style-name="P2"><text:span text:style-name="T2">sym.hash</text:span></text:p></table:table-cell></table:table-row>
&gt;<table:table-row table:style-name="Table3.1"><table:table-cell table:style-name="Table3.A1" office:value-type="string"><text:p text:style-name="P2"><text:span text:style-name="T2">0x400780</text:span></text:p></table:table-cell><table:table-cell table:style-name="Table3.A1" office:value-type="string"><text:p text:style-name="P2"><text:span text:style-name="T2">fgets</text:span></text:p></table:table-cell><table:table-cell table:style-name="Table3.A1" office:value-type="string"><text:p text:style-name="P2"><text:span text:style-name="T2">main</text:span></text:p></table:table-cell></table:table-row>
&gt;</table:table>
      <text:p text:style-name="P7"/>
      <text:p text:style-name="Standard"><draw:rect text:anchor-type="as-char" style:rel-width="100%" draw:z-index="1" draw:style-name="gr2" draw:text-style-name="P20" svg:width="0.0012in" svg:height="0.0213in"><text:p/></draw:rect></text:p>
      <text:p text:style-name="P3"/>
      <text:p text:style-name="Heading_20_1"><text:bookmark text:name="_ze26f8i363pg"/><text:span text:style-name="T2">Important Functions</text:span></text:p>
      <text:p text:style-name="P15"><text:bookmark text:name="_4rxgjt7nw6uz"/><text:span text:style-name="T2">functionaddress: </text:span><text:span text:style-name="T5">functionsignature</text:span></text:p>
      <text:p text:style-name="P4"><text:span text:style-name="T2">functiondescriptiontext</text:span></text:p>
      <text:p text:style-name="P18"><text:bookmark text:name="_2lc1sq1lagy"/><text:span text:style-name="T2">Codesnippet1title</text:span></text:p>
      <text:p text:style-name="P8"><text:span text:style-name="T2">codesnippet1text</text:span></text:p>
      <text:p text:style-name="P9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0"><text:span text:style-name="T6">0x00401052 </text:span><text:span text:style-name="T7">call</text:span><text:span text:style-name="T6"> dword [sym.imp.KERNEL32.dll_OpenMutexA]</text:span></text:p>
            <text:p text:style-name="P10"><text:span text:style-name="T6">0x0040105e </text:span><text:span text:style-name="T7">call</text:span><text:span text:style-name="T6"> dword [sym.imp.KERNEL32.dll_ExitProcess]</text:span></text:p>
            <text:p text:style-name="P10"><text:span text:style-name="T6">0x0040106e </text:span><text:span text:style-name="T7">call</text:span><text:span text:style-name="T6"> dword [sym.imp.KERNEL32.dll_CreateMutexA]</text:span></text:p>
          </table:table-cell>
        </table:table-row>
      </table:table>
      <text:p text:style-name="P6"/>
      <text:p text:style-name="P11"><draw:rect text:anchor-type="as-char" style:rel-width="100%" draw:z-index="2" draw:style-name="gr2" draw:text-style-name="P20" svg:width="0.0012in" svg:height="0.0213in"><text:p/></draw:rect></text:p>
      <text:p text:style-name="P12"/>
      <text:p text:style-name="Heading_20_1"><text:bookmark text:name="_d3lnef4yqy2p"/><text:span text:style-name="T2">Analysis</text:span></text:p>
      <text:p text:style-name="Heading_20_2"><text:bookmark text:name="_dsjylhcb9x5x"/><text:span text:style-name="T2">secondlevelheading</text:span></text:p>
      <text:p text:style-name="P4"><text:span text:style-name="T2">secondlevelheadingtext</text:span></text:p>
      <text:p text:style-name="Heading_20_3"><text:bookmark text:name="_9f3f3hd15xom"/><text:span text:style-name="T2">thirdlevelheading</text:span></text:p>
      <text:p text:style-name="P8"><text:span text:style-name="T2">Thirdlevelheadingtext</text:span></text:p>
      <text:p text:style-name="P9"/>
      <text:p text:style-name="P8"><text:span text:style-name="T2">beforesnippettext</text:span></text:p>
      <text:p text:style-name="P9"><text:soft-page-break/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7">functionsignature</text:span></text:p>
          </table:table-cell>
        </table:table-row>
        <table:table-row table:style-name="Table5.2">
          <table:table-cell table:style-name="Table5.A1" office:value-type="string">
            <text:p text:style-name="P10"><text:span text:style-name="T6">0x00401070 <text:s text:c="2"/>main:</text:span></text:p>
            <text:p text:style-name="P10"><text:span text:style-name="T6">0x00401070 <text:s text:c="18"/>55 <text:s/>push ebp</text:span></text:p>
            <text:p text:style-name="P10"><text:span text:style-name="T6">0x00401071 <text:s text:c="16"/>8bec <text:s/>mov ebp, esp</text:span></text:p>
          </table:table-cell>
        </table:table-row>
      </table:table>
      <text:p text:style-name="P9"/>
      <text:p text:style-name="P8"><text:span text:style-name="T2">aftersnippettext</text:span></text:p>
      <text:p text:style-name="P16"><text:bookmark text:name="_agmaxksru8gu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in" fo:margin-bottom="0.139in" loext:contextual-spacing="false" fo:line-height="115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in" fo:margin-bottom="0.139in" loext:contextual-spacing="false" fo:line-height="115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2in" fo:margin-right="0in" fo:margin-top="0in" fo:margin-bottom="0.139in" loext:contextual-spacing="false" fo:line-height="115%" fo:keep-together="always" fo:text-indent="0in" style:auto-text-indent="false" fo:keep-with-next="always"/>
      <style:text-properties fo:font-size="14pt" fo:font-style="italic" style:font-size-asian="14pt" style:font-style-asian="italic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4in" fo:margin-right="0in" fo:margin-top="0in" fo:margin-bottom="0.139in" loext:contextual-spacing="false" fo:line-height="115%" fo:text-indent="0in" style:auto-text-indent="false" fo:keep-with-next="always"/>
      <style:text-properties fo:font-weight="bold" style:font-weight-asian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15%" fo:padding="0in" fo:border="none"/>
      <style:text-properties style:font-name="Arial" fo:font-family="Arial" style:font-family-generic="roman" style:font-pitch="variable" fo:font-size="26pt" style:font-name-asian="Arial1" style:font-family-asian="Arial" style:font-family-generic-asian="system" style:font-pitch-asian="variable" style:font-size-asian="26pt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992in" fo:margin-bottom="0.2992in" fo:margin-left="0.2992in" fo:margin-right="0.2992in" fo:background-color="#ffffff" style:writing-mode="lr-tb" style:layout-grid-color="#c0c0c0" style:layout-grid-lines="264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0" meta:object-count="0" meta:page-count="3" meta:paragraph-count="74" meta:word-count="101" meta:character-count="1152" meta:non-whitespace-character-count="1083"/>
    <meta:generator>LibreOfficeDev/6.0.5.2$Linux_X86_64 LibreOffice_project/</meta:generator>
  </office:meta>
</office:document-meta>
</file>